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8.541cm" svg:height="9.144cm" svg:x="2.988cm" svg:y="5.803cm">
            <draw:object draw:notify-on-update-of-ranges="Sheet1.B7:Sheet1.B9 Sheet1.C6:Sheet1.C6 Sheet1.C7:Sheet1.C9 Sheet1.D6:Sheet1.D6 Sheet1.D7:Sheet1.D9 Sheet1.E6:Sheet1.E6 Sheet1.E7:Sheet1.E9 Sheet1.F6:Sheet1.F6 Sheet1.F7:Sheet1.F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office:value-type="string" calcext:value-type="string">
            <text:p>n</text:p>
          </table:table-cell>
          <table:table-cell office:value-type="string" calcext:value-type="string">
            <text:p>pickle</text:p>
          </table:table-cell>
          <table:table-cell office:value-type="string" calcext:value-type="string">
            <text:p>mat</text:p>
          </table:table-cell>
          <table:table-cell office:value-type="string" calcext:value-type="string">
            <text:p>npy</text:p>
          </table:table-cell>
          <table:table-cell office:value-type="string" calcext:value-type="string">
            <text:p>hdf5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32.2878" calcext:value-type="float">
            <text:p>32.2878</text:p>
          </table:table-cell>
          <table:table-cell office:value-type="float" office:value="18.6623" calcext:value-type="float">
            <text:p>18.6623</text:p>
          </table:table-cell>
          <table:table-cell office:value-type="float" office:value="18.8135" calcext:value-type="float">
            <text:p>18.8135</text:p>
          </table:table-cell>
          <table:table-cell office:value-type="float" office:value="16.6364" calcext:value-type="float">
            <text:p>16.6364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5.8134" calcext:value-type="float">
            <text:p>15.8134</text:p>
          </table:table-cell>
          <table:table-cell office:value-type="float" office:value="10.7143" calcext:value-type="float">
            <text:p>10.7143</text:p>
          </table:table-cell>
          <table:table-cell office:value-type="float" office:value="10.662" calcext:value-type="float">
            <text:p>10.662</text:p>
          </table:table-cell>
          <table:table-cell office:value-type="float" office:value="7.36364" calcext:value-type="float">
            <text:p>7.3636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14.8304" calcext:value-type="float">
            <text:p>14.8304</text:p>
          </table:table-cell>
          <table:table-cell office:value-type="float" office:value="7.19031" calcext:value-type="float">
            <text:p>7.19031</text:p>
          </table:table-cell>
          <table:table-cell office:value-type="float" office:value="6.70373" calcext:value-type="float">
            <text:p>6.70373</text:p>
          </table:table-cell>
          <table:table-cell office:value-type="float" office:value="3.8299" calcext:value-type="float">
            <text:p>3.82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kaoPGothic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kaoPGothic" style:font-size-asian="24pt" style:language-asian="ja" style:country-asian="JP" style:font-name-complex="TakaoPGothi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9">0000/00/00</text:date>, <text:time style:data-style-name="N2" text:time-value="22:42:19.431006347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8T21:20:21.827663294</meta:creation-date>
    <meta:generator>LibreOffice/4.2.8.2$Linux_X86_64 LibreOffice_project/420m0$Build-2</meta:generator>
    <dc:date>2015-08-09T01:15:59.881473209</dc:date>
    <meta:editing-duration>PT3H52M15S</meta:editing-duration>
    <meta:editing-cycles>14</meta:editing-cycles>
    <meta:print-date>2015-08-08T22:44:27.381698491</meta:print-date>
    <meta:document-statistic meta:table-count="1" meta:cell-count="2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chart-properties chart:solid-type="cuboid" chart:symbol-type="named-symbol" chart:symbol-name="arrow-down" chart:symbol-width="0.25cm" chart:symbol-height="0.25cm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 chart:data-label-number="value" chart:data-label-text="false" chart:data-label-symbol="fals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8.542cm" svg:height="9.145cm" xlink:href=".." xlink:type="simple" chart:class="chart:line" chart:style-name="ch1">
        <chart:title svg:x="5.748cm" svg:y="0.318cm" chart:style-name="ch2">
          <text:p>Read time (sec) in various formats</text:p>
        </chart:title>
        <chart:legend chart:legend-position="end" svg:x="16.298cm" svg:y="3.526cm" style:legend-expansion="high" chart:style-name="ch3"/>
        <chart:plot-area chart:style-name="ch4" table:cell-range-address="Sheet1.B6:Sheet1.F9" chart:data-source-has-labels="both" svg:x="0.37cm" svg:y="1.305cm" svg:width="15.558cm" svg:height="7.658cm">
          <chartooo:coordinate-region svg:x="0.991cm" svg:y="1.504cm" svg:width="14.657cm" svg:height="6.812cm"/>
          <chart:axis chart:dimension="x" chart:name="primary-x" chart:style-name="ch5" chartooo:axis-type="auto">
            <chartooo:date-scale/>
            <chart:categories table:cell-range-address="Sheet1.B7:Sheet1.B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:Sheet1.C9" chart:label-cell-address="Sheet1.C6:Sheet1.C6" chart:class="chart:line">
            <chart:data-point chart:repeated="3"/>
          </chart:series>
          <chart:series chart:style-name="ch8" chart:values-cell-range-address="Sheet1.D7:Sheet1.D9" chart:label-cell-address="Sheet1.D6:Sheet1.D6" chart:class="chart:line">
            <chart:data-point chart:repeated="3"/>
          </chart:series>
          <chart:series chart:style-name="ch9" chart:values-cell-range-address="Sheet1.E7:Sheet1.E9" chart:label-cell-address="Sheet1.E6:Sheet1.E6" chart:class="chart:line">
            <chart:data-point/>
            <chart:data-point chart:style-name="ch10"/>
            <chart:data-point/>
          </chart:series>
          <chart:series chart:style-name="ch11" chart:values-cell-range-address="Sheet1.F7:Sheet1.F9" chart:label-cell-address="Sheet1.F6:Sheet1.F6" chart:class="chart:line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ckle</text:p>
                <draw:g>
                  <svg:desc>Sheet1.C6:Sheet1.C6</svg:desc>
                </draw:g>
              </table:table-cell>
              <table:table-cell office:value-type="string">
                <text:p>mat</text:p>
                <draw:g>
                  <svg:desc>Sheet1.D6:Sheet1.D6</svg:desc>
                </draw:g>
              </table:table-cell>
              <table:table-cell office:value-type="string">
                <text:p>npy</text:p>
                <draw:g>
                  <svg:desc>Sheet1.E6:Sheet1.E6</svg:desc>
                </draw:g>
              </table:table-cell>
              <table:table-cell office:value-type="string">
                <text:p>hdf5</text:p>
                <draw:g>
                  <svg:desc>Sheet1.F6:Sheet1.F6</svg:desc>
                </draw:g>
              </table:table-cell>
            </table:table-row>
          </table:table-header-rows>
          <table:table-rows>
            <table:table-row>
              <table:table-cell office:value-type="float" office:value="32">
                <text:p>30</text:p>
                <draw:g>
                  <svg:desc>Sheet1.B7:Sheet1.B9</svg:desc>
                </draw:g>
              </table:table-cell>
              <table:table-cell office:value-type="float" office:value="32.2878">
                <text:p>32.2878</text:p>
                <draw:g>
                  <svg:desc>Sheet1.C7:Sheet1.C9</svg:desc>
                </draw:g>
              </table:table-cell>
              <table:table-cell office:value-type="float" office:value="18.6623">
                <text:p>18.6623</text:p>
                <draw:g>
                  <svg:desc>Sheet1.D7:Sheet1.D9</svg:desc>
                </draw:g>
              </table:table-cell>
              <table:table-cell office:value-type="float" office:value="18.8135">
                <text:p>18.8135</text:p>
                <draw:g>
                  <svg:desc>Sheet1.E7:Sheet1.E9</svg:desc>
                </draw:g>
              </table:table-cell>
              <table:table-cell office:value-type="float" office:value="16.6364">
                <text:p>16.6364</text:p>
                <draw:g>
                  <svg:desc>Sheet1.F7:Sheet1.F9</svg:desc>
                </draw:g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15.8134">
                <text:p>15.8134</text:p>
              </table:table-cell>
              <table:table-cell office:value-type="float" office:value="10.7143">
                <text:p>10.7143</text:p>
              </table:table-cell>
              <table:table-cell office:value-type="float" office:value="10.662">
                <text:p>10.662</text:p>
              </table:table-cell>
              <table:table-cell office:value-type="float" office:value="7.36364">
                <text:p>7.36364</text:p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14.8304">
                <text:p>14.8304</text:p>
              </table:table-cell>
              <table:table-cell office:value-type="float" office:value="7.19031">
                <text:p>7.19031</text:p>
              </table:table-cell>
              <table:table-cell office:value-type="float" office:value="6.70373">
                <text:p>6.70373</text:p>
              </table:table-cell>
              <table:table-cell office:value-type="float" office:value="3.8299">
                <text:p>3.8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